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o_20_fill_20_thick">
      <style:graphic-properties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1" draw:id="id1" draw:layer="layout" svg:width="3.846cm" svg:height="0.962cm" svg:x="0.254cm" svg:y="0.254cm">
          <draw:text-box>
            <text:p>Modulator <text:span text:style-name="T1">a</text:span></text:p>
          </draw:text-box>
        </draw:frame>
        <draw:frame draw:style-name="gr1" xml:id="id2" draw:id="id2" draw:layer="layout" svg:width="3.846cm" svg:height="0.962cm" svg:x="0.254cm" svg:y="2.264cm">
          <draw:text-box>
            <text:p>Modulator <text:span text:style-name="T1">b</text:span></text:p>
          </draw:text-box>
        </draw:frame>
        <draw:connector draw:style-name="gr2" draw:text-style-name="P1" draw:layer="layout" draw:type="line" svg:x1="2.177cm" svg:y1="1.216cm" svg:x2="2.177cm" svg:y2="2.264cm" draw:start-shape="id1" draw:start-glue-point="2" draw:end-shape="id2" draw:end-glue-point="0" svg:d="m2177 1216v1048" svg:viewBox="0 0 1 1049">
          <text:p/>
        </draw:connector>
        <draw:connector draw:style-name="gr2" draw:text-style-name="P1" draw:layer="layout" draw:type="line" svg:x1="2.177cm" svg:y1="3.226cm" svg:x2="2.177cm" svg:y2="4.218cm" draw:start-shape="id2" draw:start-glue-point="2" draw:end-shape="id3" draw:end-glue-point="0" svg:d="m2177 3226v992" svg:viewBox="0 0 1 993">
          <text:p/>
        </draw:connector>
        <draw:frame draw:style-name="gr1" xml:id="id4" draw:id="id4" draw:layer="layout" svg:width="3.813cm" svg:height="0.962cm" svg:x="5.153cm" svg:y="2.264cm">
          <draw:text-box>
            <text:p>Modulator <text:span text:style-name="T1">c</text:span></text:p>
          </draw:text-box>
        </draw:frame>
        <draw:frame draw:style-name="gr1" xml:id="id3" draw:id="id3" draw:layer="layout" svg:width="2.965cm" svg:height="0.962cm" svg:x="0.695cm" svg:y="4.218cm">
          <draw:text-box>
            <text:p>Carrier <text:span text:style-name="T1">a</text:span></text:p>
          </draw:text-box>
        </draw:frame>
        <draw:frame draw:style-name="gr1" xml:id="id5" draw:id="id5" draw:layer="layout" svg:width="2.965cm" svg:height="0.962cm" svg:x="5.577cm" svg:y="4.218cm">
          <draw:text-box>
            <text:p>Carrier <text:span text:style-name="T1">b</text:span></text:p>
          </draw:text-box>
        </draw:frame>
        <draw:connector draw:style-name="gr2" draw:text-style-name="P1" draw:layer="layout" draw:type="line" svg:x1="7.059cm" svg:y1="3.226cm" svg:x2="7.059cm" svg:y2="4.218cm" draw:start-shape="id4" draw:start-glue-point="2" draw:end-shape="id5" draw:end-glue-point="0" svg:d="m7059 3226v992" svg:viewBox="0 0 1 993">
          <text:p/>
        </draw:connector>
        <draw:frame draw:style-name="gr1" xml:id="id6" draw:id="id6" draw:layer="layout" svg:width="0.875cm" svg:height="0.962cm" svg:x="4.182cm" svg:y="6.358cm">
          <draw:text-box>
            <text:p>+</text:p>
          </draw:text-box>
        </draw:frame>
        <draw:connector draw:style-name="gr2" draw:text-style-name="P1" draw:layer="layout" draw:type="line" svg:x1="2.177cm" svg:y1="5.18cm" svg:x2="4.182cm" svg:y2="6.839cm" draw:start-shape="id3" draw:start-glue-point="2" draw:end-shape="id6" draw:end-glue-point="3" svg:d="m2177 5180 2005 1659" svg:viewBox="0 0 2006 1660">
          <text:p/>
        </draw:connector>
        <draw:connector draw:style-name="gr2" draw:text-style-name="P1" draw:layer="layout" draw:type="line" svg:x1="7.059cm" svg:y1="5.18cm" svg:x2="5.057cm" svg:y2="6.839cm" draw:start-shape="id5" draw:start-glue-point="2" draw:end-shape="id6" draw:end-glue-point="1" svg:d="m7059 5180-2002 1659" svg:viewBox="0 0 2003 1660">
          <text:p/>
        </draw:connector>
        <draw:connector draw:style-name="gr2" draw:text-style-name="P1" draw:layer="layout" draw:line-skew="0cm -0.214cm" svg:x1="8.966cm" svg:y1="2.745cm" svg:x2="7.059cm" svg:y2="2.264cm" draw:start-shape="id4" draw:start-glue-point="1" draw:end-shape="id4" draw:end-glue-point="0" svg:d="m8966 2745h526v-1221h-2433v740" svg:viewBox="0 0 2434 1222">
          <text:p/>
        </draw:connector>
        <draw:custom-shape draw:style-name="gr3" draw:text-style-name="P1" draw:layer="layout" svg:width="1.016cm" svg:height="1.016cm" svg:x="4.318cm" svg:y="0.508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4.064cm" svg:y="4.826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1.016cm" svg:x="9.144cm" svg:y="3.048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ing_20_1" draw:fill-image-name="Bitmape_20_1"/>
      <style:text-properties fo:font-weight="normal"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o_20_fill_20_thick" style:display-name="Object wo fill thick" style:family="graphic" style:parent-style-name="objectwithoutfill">
      <style:graphic-properties svg:stroke-width="0.102cm" draw:marker-start-width="0.356cm" draw:marker-end-width="0.356cm"/>
      <style:text-properties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0.66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Harkins</meta:initial-creator>
    <meta:creation-date>2014-02-02T16:05:58</meta:creation-date>
    <dc:date>2014-02-03T11:41:29</dc:date>
    <dc:creator>James Harkins</dc:creator>
    <meta:editing-duration>P0D</meta:editing-duration>
    <meta:editing-cycles>2</meta:editing-cycles>
    <meta:generator>LibreOffice/3.5$Linux_X86_64 LibreOffice_project/350m1$Build-2</meta:generator>
    <meta:document-statistic meta:object-count="15"/>
  </office:meta>
</office:document-meta>
</file>